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="hatch" draw:fill-hatch-name="Black_20_45_20_Degrees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width="0.1cm" svg:stroke-color="#99cc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99ccff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7" style:family="graphic" style:parent-style-name="standard">
      <style:graphic-properties svg:stroke-width="0cm" svg:stroke-color="#99ccff" draw:marker-start="Arrow" draw:marker-start-width="0.2cm" draw:marker-end="Arrow" draw:marker-end-width="0.2cm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fo:min-height="1.115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2" style:family="text">
      <style:text-properties style:text-position="sub 58%"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534cm" svg:y1="9.797cm" svg:x2="22.834cm" svg:y2="9.782cm">
          <text:p/>
        </draw:line>
        <draw:rect draw:style-name="gr2" draw:text-style-name="P1" draw:layer="layout" svg:width="1.083cm" svg:height="6.043cm" svg:x="8.002cm" svg:y="3.743cm">
          <text:p/>
        </draw:rect>
        <draw:custom-shape draw:style-name="gr3" draw:text-style-name="P1" draw:layer="layout" svg:width="1.378cm" svg:height="1.241cm" draw:transform="rotate (3.13949825848681) translate (9.214cm 4.736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1" draw:text-style-name="P1" draw:layer="layout" svg:x1="8.017cm" svg:y1="3.758cm" svg:x2="9.115cm" svg:y2="4.691cm">
          <text:p/>
        </draw:line>
        <draw:line draw:style-name="gr4" draw:text-style-name="P1" draw:layer="layout" svg:x1="0.439cm" svg:y1="1.688cm" svg:x2="7.958cm" svg:y2="1.69cm">
          <text:p/>
        </draw:line>
        <draw:path draw:style-name="gr5" draw:text-style-name="P1" draw:layer="layout" svg:width="14.513cm" svg:height="0.629cm" svg:x="7.887cm" svg:y="1.688cm" svg:viewBox="0 0 14514 630" svg:d="M0 0l1159 76c277 25 555 84 832 126l680 25 731 126 529 50 554-25 731 126h731l579 51 731 25 857 25 932 25h5468">
          <text:p/>
        </draw:path>
        <draw:line draw:style-name="gr6" draw:text-style-name="P1" draw:layer="layout" svg:x1="0.689cm" svg:y1="3.701cm" svg:x2="22.689cm" svg:y2="3.701cm">
          <text:p/>
        </draw:line>
        <draw:line draw:style-name="gr7" draw:text-style-name="P1" draw:layer="layout" svg:x1="3.338cm" svg:y1="1.783cm" svg:x2="3.338cm" svg:y2="3.673cm">
          <text:p/>
        </draw:line>
        <draw:frame draw:style-name="gr8" draw:text-style-name="P2" draw:layer="layout" svg:width="1.26cm" svg:height="1.365cm" svg:x="3.317cm" svg:y="1.972cm">
          <draw:text-box>
            <text:p><text:span text:style-name="T1">H</text:span></text:p>
          </draw:text-box>
        </draw:frame>
        <draw:frame draw:style-name="gr8" draw:text-style-name="P2" draw:layer="layout" svg:width="1.828cm" svg:height="1.689cm" svg:x="19.817cm" svg:y="2.173cm">
          <draw:text-box>
            <text:p><text:span text:style-name="T1">H</text:span><text:span text:style-name="T2">1</text:span></text:p>
          </draw:text-box>
        </draw:frame>
        <draw:line draw:style-name="gr7" draw:text-style-name="P1" draw:layer="layout" svg:x1="19.831cm" svg:y1="2.419cm" svg:x2="19.838cm" svg:y2="3.67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45_20_Degrees" draw:display-name="Black 45 Degrees" draw:style="single" draw:color="#000000" draw:distance="0.2cm" draw:rotation="450"/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27T17:46:56.75</meta:creation-date>
    <dc:date>2018-11-09T17:27:13.91</dc:date>
    <meta:editing-duration>PT18M34S</meta:editing-duration>
    <meta:editing-cycles>4</meta:editing-cycles>
    <meta:generator>OpenOffice/4.1.3$Win32 OpenOffice.org_project/413m1$Build-9783</meta:generator>
    <dc:creator>Christophe Coulet</dc:creator>
    <meta:document-statistic meta:object-count="11"/>
  </office:meta>
</office:document-meta>
</file>